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0.326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36"/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office:value-type="string" calcext:value-type="string">
            <text:p>Law School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storage.googleapis.com/lawschool_dataset/bar_pass_prediction.csv" xlink:type="simple">https://storage.googleapis.com/lawschool_dataset/bar_pass_prediction.csv</text:a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2" office:value-type="date" office:date-value="2023-03-25" calcext:value-type="date">
            <text:p>25/03/2023</text:p>
          </table:table-cell>
        </table:table-row>
        <table:table-row table:style-name="ro1">
          <table:table-cell office:value-type="string" calcext:value-type="string">
            <text:p>url-doc</text:p>
          </table:table-cell>
          <table:table-cell office:value-type="string" calcext:value-type="string">
            <text:p><text:a xlink:href="https://web.archive.org/web/20230418174212/https://files.eric.ed.gov/fulltext/ED469370.pdf" xlink:type="simple">https://web.archive.org/web/20230418174212/https://files.eric.ed.gov/fulltext/ED469370.pdf</text:a>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538461538461538" calcext:value-type="float">
            <text:p>0,54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785714285714286" calcext:value-type="float">
            <text:p>0,79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.571428571428571" calcext:value-type="float">
            <text:p>0,57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142857142857143" calcext:value-type="float">
            <text:p>0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time-style style:name="N141">
      <number:hours/>
      <number:text>:</number:text>
      <number:minute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€ </number:text>
      <number:number number:decimal-places="2" number:min-decimal-places="2" number:min-integer-digits="1" number:grouping="true"/>
    </number:number-style>
    <number:number-style style:name="N130">
      <number:text>-€ </number:text>
      <number:number number:decimal-places="2" number:min-decimal-places="2" number:min-integer-digits="1" number:grouping="true"/>
      <style:map style:condition="value()&gt;=0" style:apply-style-name="N130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3"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€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40">
      <number:day number:style="long"/>
      <number:text>-</number:text>
      <number:month number:textual="true"/>
      <number:text>-</number:text>
      <number:year/>
    </number:date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39">
      <number:hours/>
      <number:text>:</number:text>
      <number:minutes number:style="long"/>
      <number:text> </number:text>
      <number:am-pm/>
    </number:time-style>
    <number:number-style style:name="N110P0" style:volatile="true">
      <number:text>€ </number:text>
      <number:number number:decimal-places="0" number:min-decimal-places="0" number:min-integer-digits="1" number:grouping="true"/>
    </number:number-style>
    <number:number-style style:name="N110">
      <number:text>-€ </number:text>
      <number:number number:decimal-places="0" number:min-decimal-places="0" number:min-integer-digits="1" number:grouping="true"/>
      <style:map style:condition="value()&gt;=0" style:apply-style-name="N110P0"/>
    </number:number-style>
    <number:time-style style:name="N137">
      <number:minutes number:style="long"/>
      <number:text>:</number:text>
      <number:seconds number:style="long"/>
    </number:time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36P0" style:volatile="true">
      <number:text>€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6P0"/>
    </number:number-style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text>€ 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0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05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7.3.7.2$Linux_X86_64 LibreOffice_project/30$Build-2</meta:generator>
    <dc:date>2023-11-03T18:31:51.717514500</dc:date>
    <meta:editing-duration>PT1H12M42S</meta:editing-duration>
    <meta:editing-cycles>12</meta:editing-cycles>
    <meta:document-statistic meta:table-count="3" meta:cell-count="248" meta:object-count="0"/>
  </office:meta>
</office:document-meta>
</file>